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98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1.01mm"/>
    </style:style>
    <style:style style:name="ce2" style:family="table-cell" style:parent-style-name="Default">
      <style:table-cell-properties fo:background-color="#fffbcc" fo:border="0.06pt solid #000000" fo:padding="1.01mm"/>
    </style:style>
    <style:style style:name="ce3" style:family="table-cell" style:parent-style-name="Default">
      <style:table-cell-properties fo:background-color="#fff9ae" fo:border="0.06pt solid #000000" fo:padding="1.01mm"/>
    </style:style>
    <style:style style:name="ce4" style:family="table-cell" style:parent-style-name="Default">
      <style:table-cell-properties fo:background-color="#e0efd4" fo:border="0.06pt solid #000000" fo:padding="1.01mm"/>
    </style:style>
    <style:style style:name="ce5" style:family="table-cell" style:parent-style-name="Default">
      <style:table-cell-properties fo:background-color="#c2e0ae" fo:border="0.06pt solid #000000" fo:padding="1.01mm"/>
    </style:style>
    <style:style style:name="ce6" style:family="table-cell" style:parent-style-name="Default">
      <style:table-cell-properties fo:background-color="#000000" style:text-align-source="fix" style:repeat-content="false" fo:border="0.06pt solid #000000" fo:padding="1.01mm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000000" style:text-align-source="fix" style:repeat-content="false" fo:border="0.06pt solid #000000" fo:padding="1.01mm"/>
      <style:paragraph-properties fo:text-align="center" fo:margin-left="0mm"/>
    </style:style>
    <style:style style:name="ce8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4"/>
    </style:style>
    <style:style style:name="ce9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5"/>
    </style:style>
    <style:style style:name="ce10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6"/>
    </style:style>
    <style:style style:name="ce11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7"/>
    </style:style>
    <style:style style:name="ce12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8"/>
    </style:style>
    <style:style style:name="ce13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9"/>
    </style:style>
    <style:style style:name="ce14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0"/>
    </style:style>
    <style:style style:name="ce15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1"/>
    </style:style>
    <style:style style:name="ce16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2"/>
    </style:style>
    <style:style style:name="ce17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3"/>
    </style:style>
    <style:style style:name="ce18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4"/>
    </style:style>
    <style:style style:name="ce19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5"/>
    </style:style>
    <style:style style:name="ce20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6"/>
    </style:style>
    <style:style style:name="ce21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7"/>
    </style:style>
    <style:style style:name="ce22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8"/>
    </style:style>
    <style:style style:name="ce23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9"/>
    </style:style>
    <style:style style:name="ce24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8"/>
    </style:style>
    <style:style style:name="ce25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9"/>
    </style:style>
    <style:style style:name="ce26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8"/>
    </style:style>
    <style:style style:name="ce27" style:family="table-cell" style:parent-style-name="Default">
      <style:table-cell-properties fo:background-color="#fff9ae" fo:border="0.06pt solid #000000" fo:padding="1.01mm"/>
      <style:map style:condition="cell-content()&gt;[$List1.$B$4]" style:apply-style-name="Error" style:base-cell-address="List1.K19"/>
    </style:style>
    <style:style style:name="ce28" style:family="table-cell" style:parent-style-name="Default">
      <style:table-cell-properties fo:background-color="#fffbcc" fo:border="0.06pt solid #000000" fo:padding="1.01mm"/>
      <style:map style:condition="cell-content()&gt;[$List1.$B$4]" style:apply-style-name="Error" style:base-cell-address="List1.K18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4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x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chyba</text:p>
          </table:table-cell>
          <table:table-cell table:style-name="ce6" office:value-type="string" calcext:value-type="string">
            <text:p>Pztr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W</text:p>
          </table:table-cell>
          <table:table-cell/>
          <table:table-cell table:style-name="ce7" table:formula="of:=[.$C$5]" office:value-type="string" office:string-value="Ω" calcext:value-type="string">
            <text:p>Ω</text:p>
          </table:table-cell>
          <table:table-cell table:style-name="ce6"/>
          <table:table-cell table:style-name="ce6" table:formula="of:=[.$C$5]" office:value-type="string" office:string-value="Ω" calcext:value-type="string">
            <text:p>Ω</text:p>
          </table:table-cell>
          <table:table-cell table:style-name="ce6" office:value-type="string" calcext:value-type="string">
            <text:p>A</text:p>
          </table:table-cell>
          <table:table-cell table:style-name="ce6" table:formula="of:=[.$C$3]" office:value-type="string" office:string-value="W" calcext:value-type="string">
            <text:p>W</text:p>
          </table:table-cell>
          <table:table-cell table:style-name="ce6" office:value-type="string" calcext:value-type="string">
            <text:p>%</text:p>
          </table:table-cell>
          <table:table-cell table:style-name="ce6" table:formula="of:=[.$C$3]" office:value-type="string" office:string-value="W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max</text:p>
          </table:table-cell>
          <table:table-cell table:style-name="ce4" office:value-type="float" office:value="5" calcext:value-type="float">
            <text:p>5</text:p>
          </table:table-cell>
          <table:table-cell table:style-name="ce2" table:formula="of:=[.$C$3]" office:value-type="string" office:string-value="W" calcext:value-type="string">
            <text:p>W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INT([.$B$5]/[.E4]+0.5)" office:value-type="float" office:value="29" calcext:value-type="float">
            <text:p>29</text:p>
          </table:table-cell>
          <table:table-cell table:style-name="ce2" table:formula="of:=[.E4]*[.F4]" office:value-type="float" office:value="29" calcext:value-type="float">
            <text:p>29</text:p>
          </table:table-cell>
          <table:table-cell table:style-name="ce2" table:formula="of:=[.$B$2]/[.G4]" office:value-type="float" office:value="0.413793103448276" calcext:value-type="float">
            <text:p>0,413793103448276</text:p>
          </table:table-cell>
          <table:table-cell table:style-name="ce2" table:formula="of:=[.$B$2]*[.$B$2]/[.G4]" office:value-type="float" office:value="4.96551724137931" calcext:value-type="float">
            <text:p>4,96551724137931</text:p>
          </table:table-cell>
          <table:table-cell table:style-name="ce2" table:formula="of:=[.I4]/[.$B$3]*100-100" office:value-type="float" office:value="-0.689655172413794" calcext:value-type="float">
            <text:p>-0,689655172413794</text:p>
          </table:table-cell>
          <table:table-cell table:style-name="ce8" table:formula="of:=[.E4]*[.H4]*[.H4]" office:value-type="float" office:value="0.171224732461356" calcext:value-type="float">
            <text:p>0,17122473246135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x</text:p>
          </table:table-cell>
          <table:table-cell table:style-name="ce3" table:formula="of:=[.B2]*[.B2]/[.B3]" office:value-type="float" office:value="28.8" calcext:value-type="float">
            <text:p>28,8</text:p>
          </table:table-cell>
          <table:table-cell table:style-name="ce3" office:value-type="string" calcext:value-type="string">
            <text:p>Ω</text:p>
          </table:table-cell>
          <table:table-cell/>
          <table:table-cell table:style-name="ce3" office:value-type="float" office:value="1.2" calcext:value-type="float">
            <text:p>1,2</text:p>
          </table:table-cell>
          <table:table-cell table:style-name="ce3" table:formula="of:=INT([.$B$5]/[.E5]+0.5)" office:value-type="float" office:value="24" calcext:value-type="float">
            <text:p>24</text:p>
          </table:table-cell>
          <table:table-cell table:style-name="ce3" table:formula="of:=[.E5]*[.F5]" office:value-type="float" office:value="28.8" calcext:value-type="float">
            <text:p>28,8</text:p>
          </table:table-cell>
          <table:table-cell table:style-name="ce3" table:formula="of:=[.$B$2]/[.G5]" office:value-type="float" office:value="0.416666666666667" calcext:value-type="float">
            <text:p>0,416666666666667</text:p>
          </table:table-cell>
          <table:table-cell table:style-name="ce3" table:formula="of:=[.$B$2]*[.$B$2]/[.G5]" office:value-type="float" office:value="5" calcext:value-type="float">
            <text:p>5</text:p>
          </table:table-cell>
          <table:table-cell table:style-name="ce3" table:formula="of:=[.I5]/[.$B$3]*100-100" office:value-type="float" office:value="0" calcext:value-type="float">
            <text:p>0</text:p>
          </table:table-cell>
          <table:table-cell table:style-name="ce9" table:formula="of:=[.E5]*[.H5]*[.H5]" office:value-type="float" office:value="0.208333333333333" calcext:value-type="float">
            <text:p>0,20833333333333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1.5" calcext:value-type="float">
            <text:p>1,5</text:p>
          </table:table-cell>
          <table:table-cell table:style-name="ce2" table:formula="of:=INT([.$B$5]/[.E6]+0.5)" office:value-type="float" office:value="19" calcext:value-type="float">
            <text:p>19</text:p>
          </table:table-cell>
          <table:table-cell table:style-name="ce2" table:formula="of:=[.E6]*[.F6]" office:value-type="float" office:value="28.5" calcext:value-type="float">
            <text:p>28,5</text:p>
          </table:table-cell>
          <table:table-cell table:style-name="ce2" table:formula="of:=[.$B$2]/[.G6]" office:value-type="float" office:value="0.421052631578947" calcext:value-type="float">
            <text:p>0,421052631578947</text:p>
          </table:table-cell>
          <table:table-cell table:style-name="ce2" table:formula="of:=[.$B$2]*[.$B$2]/[.G6]" office:value-type="float" office:value="5.05263157894737" calcext:value-type="float">
            <text:p>5,05263157894737</text:p>
          </table:table-cell>
          <table:table-cell table:style-name="ce2" table:formula="of:=[.I6]/[.$B$3]*100-100" office:value-type="float" office:value="1.05263157894737" calcext:value-type="float">
            <text:p>1,05263157894737</text:p>
          </table:table-cell>
          <table:table-cell table:style-name="ce10" table:formula="of:=[.E6]*[.H6]*[.H6]" office:value-type="float" office:value="0.265927977839335" calcext:value-type="float">
            <text:p>0,2659279778393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1.8" calcext:value-type="float">
            <text:p>1,8</text:p>
          </table:table-cell>
          <table:table-cell table:style-name="ce3" table:formula="of:=INT([.$B$5]/[.E7]+0.5)" office:value-type="float" office:value="16" calcext:value-type="float">
            <text:p>16</text:p>
          </table:table-cell>
          <table:table-cell table:style-name="ce3" table:formula="of:=[.E7]*[.F7]" office:value-type="float" office:value="28.8" calcext:value-type="float">
            <text:p>28,8</text:p>
          </table:table-cell>
          <table:table-cell table:style-name="ce3" table:formula="of:=[.$B$2]/[.G7]" office:value-type="float" office:value="0.416666666666667" calcext:value-type="float">
            <text:p>0,416666666666667</text:p>
          </table:table-cell>
          <table:table-cell table:style-name="ce3" table:formula="of:=[.$B$2]*[.$B$2]/[.G7]" office:value-type="float" office:value="5" calcext:value-type="float">
            <text:p>5</text:p>
          </table:table-cell>
          <table:table-cell table:style-name="ce3" table:formula="of:=[.I7]/[.$B$3]*100-100" office:value-type="float" office:value="0" calcext:value-type="float">
            <text:p>0</text:p>
          </table:table-cell>
          <table:table-cell table:style-name="ce11" table:formula="of:=[.E7]*[.H7]*[.H7]" office:value-type="float" office:value="0.3125" calcext:value-type="float">
            <text:p>0,312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2.2" calcext:value-type="float">
            <text:p>2,2</text:p>
          </table:table-cell>
          <table:table-cell table:style-name="ce2" table:formula="of:=INT([.$B$5]/[.E8]+0.5)" office:value-type="float" office:value="13" calcext:value-type="float">
            <text:p>13</text:p>
          </table:table-cell>
          <table:table-cell table:style-name="ce2" table:formula="of:=[.E8]*[.F8]" office:value-type="float" office:value="28.6" calcext:value-type="float">
            <text:p>28,6</text:p>
          </table:table-cell>
          <table:table-cell table:style-name="ce2" table:formula="of:=[.$B$2]/[.G8]" office:value-type="float" office:value="0.41958041958042" calcext:value-type="float">
            <text:p>0,41958041958042</text:p>
          </table:table-cell>
          <table:table-cell table:style-name="ce2" table:formula="of:=[.$B$2]*[.$B$2]/[.G8]" office:value-type="float" office:value="5.03496503496504" calcext:value-type="float">
            <text:p>5,03496503496504</text:p>
          </table:table-cell>
          <table:table-cell table:style-name="ce2" table:formula="of:=[.I8]/[.$B$3]*100-100" office:value-type="float" office:value="0.699300699300707" calcext:value-type="float">
            <text:p>0,699300699300707</text:p>
          </table:table-cell>
          <table:table-cell table:style-name="ce12" table:formula="of:=[.E8]*[.H8]*[.H8]" office:value-type="float" office:value="0.387305002689618" calcext:value-type="float">
            <text:p>0,3873050026896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2.7" calcext:value-type="float">
            <text:p>2,7</text:p>
          </table:table-cell>
          <table:table-cell table:style-name="ce3" table:formula="of:=INT([.$B$5]/[.E9]+0.5)" office:value-type="float" office:value="11" calcext:value-type="float">
            <text:p>11</text:p>
          </table:table-cell>
          <table:table-cell table:style-name="ce3" table:formula="of:=[.E9]*[.F9]" office:value-type="float" office:value="29.7" calcext:value-type="float">
            <text:p>29,7</text:p>
          </table:table-cell>
          <table:table-cell table:style-name="ce3" table:formula="of:=[.$B$2]/[.G9]" office:value-type="float" office:value="0.404040404040404" calcext:value-type="float">
            <text:p>0,404040404040404</text:p>
          </table:table-cell>
          <table:table-cell table:style-name="ce3" table:formula="of:=[.$B$2]*[.$B$2]/[.G9]" office:value-type="float" office:value="4.84848484848485" calcext:value-type="float">
            <text:p>4,84848484848485</text:p>
          </table:table-cell>
          <table:table-cell table:style-name="ce3" table:formula="of:=[.I9]/[.$B$3]*100-100" office:value-type="float" office:value="-3.03030303030305" calcext:value-type="float">
            <text:p>-3,03030303030305</text:p>
          </table:table-cell>
          <table:table-cell table:style-name="ce13" table:formula="of:=[.E9]*[.H9]*[.H9]" office:value-type="float" office:value="0.440771349862259" calcext:value-type="float">
            <text:p>0,44077134986225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3.3" calcext:value-type="float">
            <text:p>3,3</text:p>
          </table:table-cell>
          <table:table-cell table:style-name="ce2" table:formula="of:=INT([.$B$5]/[.E10]+0.5)" office:value-type="float" office:value="9" calcext:value-type="float">
            <text:p>9</text:p>
          </table:table-cell>
          <table:table-cell table:style-name="ce2" table:formula="of:=[.E10]*[.F10]" office:value-type="float" office:value="29.7" calcext:value-type="float">
            <text:p>29,7</text:p>
          </table:table-cell>
          <table:table-cell table:style-name="ce2" table:formula="of:=[.$B$2]/[.G10]" office:value-type="float" office:value="0.404040404040404" calcext:value-type="float">
            <text:p>0,404040404040404</text:p>
          </table:table-cell>
          <table:table-cell table:style-name="ce2" table:formula="of:=[.$B$2]*[.$B$2]/[.G10]" office:value-type="float" office:value="4.84848484848485" calcext:value-type="float">
            <text:p>4,84848484848485</text:p>
          </table:table-cell>
          <table:table-cell table:style-name="ce2" table:formula="of:=[.I10]/[.$B$3]*100-100" office:value-type="float" office:value="-3.03030303030303" calcext:value-type="float">
            <text:p>-3,03030303030303</text:p>
          </table:table-cell>
          <table:table-cell table:style-name="ce14" table:formula="of:=[.E10]*[.H10]*[.H10]" office:value-type="float" office:value="0.538720538720539" calcext:value-type="float">
            <text:p>0,53872053872053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4.7" calcext:value-type="float">
            <text:p>4,7</text:p>
          </table:table-cell>
          <table:table-cell table:style-name="ce3" table:formula="of:=INT([.$B$5]/[.E11]+0.5)" office:value-type="float" office:value="6" calcext:value-type="float">
            <text:p>6</text:p>
          </table:table-cell>
          <table:table-cell table:style-name="ce3" table:formula="of:=[.E11]*[.F11]" office:value-type="float" office:value="28.2" calcext:value-type="float">
            <text:p>28,2</text:p>
          </table:table-cell>
          <table:table-cell table:style-name="ce3" table:formula="of:=[.$B$2]/[.G11]" office:value-type="float" office:value="0.425531914893617" calcext:value-type="float">
            <text:p>0,425531914893617</text:p>
          </table:table-cell>
          <table:table-cell table:style-name="ce3" table:formula="of:=[.$B$2]*[.$B$2]/[.G11]" office:value-type="float" office:value="5.1063829787234" calcext:value-type="float">
            <text:p>5,1063829787234</text:p>
          </table:table-cell>
          <table:table-cell table:style-name="ce3" table:formula="of:=[.I11]/[.$B$3]*100-100" office:value-type="float" office:value="2.12765957446808" calcext:value-type="float">
            <text:p>2,12765957446808</text:p>
          </table:table-cell>
          <table:table-cell table:style-name="ce15" table:formula="of:=[.E11]*[.H11]*[.H11]" office:value-type="float" office:value="0.851063829787234" calcext:value-type="float">
            <text:p>0,85106382978723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5.1" calcext:value-type="float">
            <text:p>5,1</text:p>
          </table:table-cell>
          <table:table-cell table:style-name="ce2" table:formula="of:=INT([.$B$5]/[.E12]+0.5)" office:value-type="float" office:value="6" calcext:value-type="float">
            <text:p>6</text:p>
          </table:table-cell>
          <table:table-cell table:style-name="ce2" table:formula="of:=[.E12]*[.F12]" office:value-type="float" office:value="30.6" calcext:value-type="float">
            <text:p>30,6</text:p>
          </table:table-cell>
          <table:table-cell table:style-name="ce2" table:formula="of:=[.$B$2]/[.G12]" office:value-type="float" office:value="0.392156862745098" calcext:value-type="float">
            <text:p>0,392156862745098</text:p>
          </table:table-cell>
          <table:table-cell table:style-name="ce2" table:formula="of:=[.$B$2]*[.$B$2]/[.G12]" office:value-type="float" office:value="4.70588235294118" calcext:value-type="float">
            <text:p>4,70588235294118</text:p>
          </table:table-cell>
          <table:table-cell table:style-name="ce2" table:formula="of:=[.I12]/[.$B$3]*100-100" office:value-type="float" office:value="-5.88235294117648" calcext:value-type="float">
            <text:p>-5,88235294117648</text:p>
          </table:table-cell>
          <table:table-cell table:style-name="ce16" table:formula="of:=[.E12]*[.H12]*[.H12]" office:value-type="float" office:value="0.784313725490196" calcext:value-type="float">
            <text:p>0,78431372549019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5.6" calcext:value-type="float">
            <text:p>5,6</text:p>
          </table:table-cell>
          <table:table-cell table:style-name="ce3" table:formula="of:=INT([.$B$5]/[.E13]+0.5)" office:value-type="float" office:value="5" calcext:value-type="float">
            <text:p>5</text:p>
          </table:table-cell>
          <table:table-cell table:style-name="ce3" table:formula="of:=[.E13]*[.F13]" office:value-type="float" office:value="28" calcext:value-type="float">
            <text:p>28</text:p>
          </table:table-cell>
          <table:table-cell table:style-name="ce3" table:formula="of:=[.$B$2]/[.G13]" office:value-type="float" office:value="0.428571428571429" calcext:value-type="float">
            <text:p>0,428571428571429</text:p>
          </table:table-cell>
          <table:table-cell table:style-name="ce3" table:formula="of:=[.$B$2]*[.$B$2]/[.G13]" office:value-type="float" office:value="5.14285714285714" calcext:value-type="float">
            <text:p>5,14285714285714</text:p>
          </table:table-cell>
          <table:table-cell table:style-name="ce3" table:formula="of:=[.I13]/[.$B$3]*100-100" office:value-type="float" office:value="2.85714285714288" calcext:value-type="float">
            <text:p>2,85714285714288</text:p>
          </table:table-cell>
          <table:table-cell table:style-name="ce17" table:formula="of:=[.E13]*[.H13]*[.H13]" office:value-type="float" office:value="1.02857142857143" calcext:value-type="float">
            <text:p>1,0285714285714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6.8" calcext:value-type="float">
            <text:p>6,8</text:p>
          </table:table-cell>
          <table:table-cell table:style-name="ce2" table:formula="of:=INT([.$B$5]/[.E14]+0.5)" office:value-type="float" office:value="4" calcext:value-type="float">
            <text:p>4</text:p>
          </table:table-cell>
          <table:table-cell table:style-name="ce2" table:formula="of:=[.E14]*[.F14]" office:value-type="float" office:value="27.2" calcext:value-type="float">
            <text:p>27,2</text:p>
          </table:table-cell>
          <table:table-cell table:style-name="ce2" table:formula="of:=[.$B$2]/[.G14]" office:value-type="float" office:value="0.441176470588235" calcext:value-type="float">
            <text:p>0,441176470588235</text:p>
          </table:table-cell>
          <table:table-cell table:style-name="ce2" table:formula="of:=[.$B$2]*[.$B$2]/[.G14]" office:value-type="float" office:value="5.29411764705882" calcext:value-type="float">
            <text:p>5,29411764705882</text:p>
          </table:table-cell>
          <table:table-cell table:style-name="ce2" table:formula="of:=[.I14]/[.$B$3]*100-100" office:value-type="float" office:value="5.88235294117648" calcext:value-type="float">
            <text:p>5,88235294117648</text:p>
          </table:table-cell>
          <table:table-cell table:style-name="ce18" table:formula="of:=[.E14]*[.H14]*[.H14]" office:value-type="float" office:value="1.32352941176471" calcext:value-type="float">
            <text:p>1,3235294117647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8.2" calcext:value-type="float">
            <text:p>8,2</text:p>
          </table:table-cell>
          <table:table-cell table:style-name="ce3" table:formula="of:=INT([.$B$5]/[.E15]+0.5)" office:value-type="float" office:value="4" calcext:value-type="float">
            <text:p>4</text:p>
          </table:table-cell>
          <table:table-cell table:style-name="ce3" table:formula="of:=[.E15]*[.F15]" office:value-type="float" office:value="32.8" calcext:value-type="float">
            <text:p>32,8</text:p>
          </table:table-cell>
          <table:table-cell table:style-name="ce3" table:formula="of:=[.$B$2]/[.G15]" office:value-type="float" office:value="0.365853658536585" calcext:value-type="float">
            <text:p>0,365853658536585</text:p>
          </table:table-cell>
          <table:table-cell table:style-name="ce3" table:formula="of:=[.$B$2]*[.$B$2]/[.G15]" office:value-type="float" office:value="4.39024390243903" calcext:value-type="float">
            <text:p>4,39024390243903</text:p>
          </table:table-cell>
          <table:table-cell table:style-name="ce3" table:formula="of:=[.I15]/[.$B$3]*100-100" office:value-type="float" office:value="-12.1951219512195" calcext:value-type="float">
            <text:p>-12,1951219512195</text:p>
          </table:table-cell>
          <table:table-cell table:style-name="ce19" table:formula="of:=[.E15]*[.H15]*[.H15]" office:value-type="float" office:value="1.09756097560976" calcext:value-type="float">
            <text:p>1,0975609756097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INT([.$B$5]/[.E16]+0.5)" office:value-type="float" office:value="3" calcext:value-type="float">
            <text:p>3</text:p>
          </table:table-cell>
          <table:table-cell table:style-name="ce2" table:formula="of:=[.E16]*[.F16]" office:value-type="float" office:value="30" calcext:value-type="float">
            <text:p>30</text:p>
          </table:table-cell>
          <table:table-cell table:style-name="ce2" table:formula="of:=[.$B$2]/[.G16]" office:value-type="float" office:value="0.4" calcext:value-type="float">
            <text:p>0,4</text:p>
          </table:table-cell>
          <table:table-cell table:style-name="ce2" table:formula="of:=[.$B$2]*[.$B$2]/[.G16]" office:value-type="float" office:value="4.8" calcext:value-type="float">
            <text:p>4,8</text:p>
          </table:table-cell>
          <table:table-cell table:style-name="ce2" table:formula="of:=[.I16]/[.$B$3]*100-100" office:value-type="float" office:value="-4" calcext:value-type="float">
            <text:p>-4</text:p>
          </table:table-cell>
          <table:table-cell table:style-name="ce20" table:formula="of:=[.E16]*[.H16]*[.H16]" office:value-type="float" office:value="1.6" calcext:value-type="float">
            <text:p>1,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3" table:formula="of:=INT([.$B$5]/[.E17]+0.5)" office:value-type="float" office:value="2" calcext:value-type="float">
            <text:p>2</text:p>
          </table:table-cell>
          <table:table-cell table:style-name="ce3" table:formula="of:=[.E17]*[.F17]" office:value-type="float" office:value="24" calcext:value-type="float">
            <text:p>24</text:p>
          </table:table-cell>
          <table:table-cell table:style-name="ce3" table:formula="of:=[.$B$2]/[.G17]" office:value-type="float" office:value="0.5" calcext:value-type="float">
            <text:p>0,5</text:p>
          </table:table-cell>
          <table:table-cell table:style-name="ce3" table:formula="of:=[.$B$2]*[.$B$2]/[.G17]" office:value-type="float" office:value="6" calcext:value-type="float">
            <text:p>6</text:p>
          </table:table-cell>
          <table:table-cell table:style-name="ce3" table:formula="of:=[.I17]/[.$B$3]*100-100" office:value-type="float" office:value="20" calcext:value-type="float">
            <text:p>20</text:p>
          </table:table-cell>
          <table:table-cell table:style-name="ce21" table:formula="of:=[.E17]*[.H17]*[.H17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2" table:formula="of:=INT([.$B$5]/[.E18]+0.5)" office:value-type="float" office:value="2" calcext:value-type="float">
            <text:p>2</text:p>
          </table:table-cell>
          <table:table-cell table:style-name="ce2" table:formula="of:=[.E18]*[.F18]" office:value-type="float" office:value="30" calcext:value-type="float">
            <text:p>30</text:p>
          </table:table-cell>
          <table:table-cell table:style-name="ce2" table:formula="of:=[.$B$2]/[.G18]" office:value-type="float" office:value="0.4" calcext:value-type="float">
            <text:p>0,4</text:p>
          </table:table-cell>
          <table:table-cell table:style-name="ce2" table:formula="of:=[.$B$2]*[.$B$2]/[.G18]" office:value-type="float" office:value="4.8" calcext:value-type="float">
            <text:p>4,8</text:p>
          </table:table-cell>
          <table:table-cell table:style-name="ce2" table:formula="of:=[.I18]/[.$B$3]*100-100" office:value-type="float" office:value="-4" calcext:value-type="float">
            <text:p>-4</text:p>
          </table:table-cell>
          <table:table-cell table:style-name="ce22" table:formula="of:=[.E18]*[.H18]*[.H18]" office:value-type="float" office:value="2.4" calcext:value-type="float">
            <text:p>2,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18" calcext:value-type="float">
            <text:p>18</text:p>
          </table:table-cell>
          <table:table-cell table:style-name="ce3" table:formula="of:=INT([.$B$5]/[.E19]+0.5)" office:value-type="float" office:value="2" calcext:value-type="float">
            <text:p>2</text:p>
          </table:table-cell>
          <table:table-cell table:style-name="ce3" table:formula="of:=[.E19]*[.F19]" office:value-type="float" office:value="36" calcext:value-type="float">
            <text:p>36</text:p>
          </table:table-cell>
          <table:table-cell table:style-name="ce3" table:formula="of:=[.$B$2]/[.G19]" office:value-type="float" office:value="0.333333333333333" calcext:value-type="float">
            <text:p>0,333333333333333</text:p>
          </table:table-cell>
          <table:table-cell table:style-name="ce3" table:formula="of:=[.$B$2]*[.$B$2]/[.G19]" office:value-type="float" office:value="4" calcext:value-type="float">
            <text:p>4</text:p>
          </table:table-cell>
          <table:table-cell table:style-name="ce3" table:formula="of:=[.I19]/[.$B$3]*100-100" office:value-type="float" office:value="-20" calcext:value-type="float">
            <text:p>-20</text:p>
          </table:table-cell>
          <table:table-cell table:style-name="ce23" table:formula="of:=[.E19]*[.H19]*[.H1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22" calcext:value-type="float">
            <text:p>22</text:p>
          </table:table-cell>
          <table:table-cell table:style-name="ce2" table:formula="of:=INT([.$B$5]/[.E20]+0.5)" office:value-type="float" office:value="1" calcext:value-type="float">
            <text:p>1</text:p>
          </table:table-cell>
          <table:table-cell table:style-name="ce2" table:formula="of:=[.E20]*[.F20]" office:value-type="float" office:value="22" calcext:value-type="float">
            <text:p>22</text:p>
          </table:table-cell>
          <table:table-cell table:style-name="ce2" table:formula="of:=[.$B$2]/[.G20]" office:value-type="float" office:value="0.545454545454545" calcext:value-type="float">
            <text:p>0,545454545454545</text:p>
          </table:table-cell>
          <table:table-cell table:style-name="ce2" table:formula="of:=[.$B$2]*[.$B$2]/[.G20]" office:value-type="float" office:value="6.54545454545455" calcext:value-type="float">
            <text:p>6,54545454545455</text:p>
          </table:table-cell>
          <table:table-cell table:style-name="ce2" table:formula="of:=[.I20]/[.$B$3]*100-100" office:value-type="float" office:value="30.9090909090909" calcext:value-type="float">
            <text:p>30,9090909090909</text:p>
          </table:table-cell>
          <table:table-cell table:style-name="ce24" table:formula="of:=[.E20]*[.H20]*[.H20]" office:value-type="float" office:value="6.54545454545455" calcext:value-type="float">
            <text:p>6,5454545454545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27" calcext:value-type="float">
            <text:p>27</text:p>
          </table:table-cell>
          <table:table-cell table:style-name="ce3" table:formula="of:=INT([.$B$5]/[.E21]+0.5)" office:value-type="float" office:value="1" calcext:value-type="float">
            <text:p>1</text:p>
          </table:table-cell>
          <table:table-cell table:style-name="ce3" table:formula="of:=[.E21]*[.F21]" office:value-type="float" office:value="27" calcext:value-type="float">
            <text:p>27</text:p>
          </table:table-cell>
          <table:table-cell table:style-name="ce3" table:formula="of:=[.$B$2]/[.G21]" office:value-type="float" office:value="0.444444444444444" calcext:value-type="float">
            <text:p>0,444444444444444</text:p>
          </table:table-cell>
          <table:table-cell table:style-name="ce3" table:formula="of:=[.$B$2]*[.$B$2]/[.G21]" office:value-type="float" office:value="5.33333333333333" calcext:value-type="float">
            <text:p>5,33333333333333</text:p>
          </table:table-cell>
          <table:table-cell table:style-name="ce3" table:formula="of:=[.I21]/[.$B$3]*100-100" office:value-type="float" office:value="6.66666666666667" calcext:value-type="float">
            <text:p>6,66666666666667</text:p>
          </table:table-cell>
          <table:table-cell table:style-name="ce25" table:formula="of:=[.E21]*[.H21]*[.H21]" office:value-type="float" office:value="5.33333333333333" calcext:value-type="float">
            <text:p>5,3333333333333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33" calcext:value-type="float">
            <text:p>33</text:p>
          </table:table-cell>
          <table:table-cell table:style-name="ce2" table:formula="of:=INT([.$B$5]/[.E22]+0.5)" office:value-type="float" office:value="1" calcext:value-type="float">
            <text:p>1</text:p>
          </table:table-cell>
          <table:table-cell table:style-name="ce2" table:formula="of:=[.E22]*[.F22]" office:value-type="float" office:value="33" calcext:value-type="float">
            <text:p>33</text:p>
          </table:table-cell>
          <table:table-cell table:style-name="ce2" table:formula="of:=[.$B$2]/[.G22]" office:value-type="float" office:value="0.363636363636364" calcext:value-type="float">
            <text:p>0,363636363636364</text:p>
          </table:table-cell>
          <table:table-cell table:style-name="ce2" table:formula="of:=[.$B$2]*[.$B$2]/[.G22]" office:value-type="float" office:value="4.36363636363636" calcext:value-type="float">
            <text:p>4,36363636363636</text:p>
          </table:table-cell>
          <table:table-cell table:style-name="ce2" table:formula="of:=[.I22]/[.$B$3]*100-100" office:value-type="float" office:value="-12.7272727272727" calcext:value-type="float">
            <text:p>-12,7272727272727</text:p>
          </table:table-cell>
          <table:table-cell table:style-name="ce26" table:formula="of:=[.E22]*[.H22]*[.H22]" office:value-type="float" office:value="4.36363636363636" calcext:value-type="float">
            <text:p>4,3636363636363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float" office:value="39" calcext:value-type="float">
            <text:p>39</text:p>
          </table:table-cell>
          <table:table-cell table:style-name="ce3" table:formula="of:=INT([.$B$5]/[.E23]+0.5)" office:value-type="float" office:value="1" calcext:value-type="float">
            <text:p>1</text:p>
          </table:table-cell>
          <table:table-cell table:style-name="ce3" table:formula="of:=[.E23]*[.F23]" office:value-type="float" office:value="39" calcext:value-type="float">
            <text:p>39</text:p>
          </table:table-cell>
          <table:table-cell table:style-name="ce3" table:formula="of:=[.$B$2]/[.G23]" office:value-type="float" office:value="0.307692307692308" calcext:value-type="float">
            <text:p>0,307692307692308</text:p>
          </table:table-cell>
          <table:table-cell table:style-name="ce3" table:formula="of:=[.$B$2]*[.$B$2]/[.G23]" office:value-type="float" office:value="3.69230769230769" calcext:value-type="float">
            <text:p>3,69230769230769</text:p>
          </table:table-cell>
          <table:table-cell table:style-name="ce3" table:formula="of:=[.I23]/[.$B$3]*100-100" office:value-type="float" office:value="-26.1538461538461" calcext:value-type="float">
            <text:p>-26,1538461538461</text:p>
          </table:table-cell>
          <table:table-cell table:style-name="ce27" table:formula="of:=[.E23]*[.H23]*[.H23]" office:value-type="float" office:value="3.69230769230769" calcext:value-type="float">
            <text:p>3,6923076923076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47" calcext:value-type="float">
            <text:p>47</text:p>
          </table:table-cell>
          <table:table-cell table:style-name="ce2" table:formula="of:=INT([.$B$5]/[.E24]+0.5)" office:value-type="float" office:value="1" calcext:value-type="float">
            <text:p>1</text:p>
          </table:table-cell>
          <table:table-cell table:style-name="ce2" table:formula="of:=[.E24]*[.F24]" office:value-type="float" office:value="47" calcext:value-type="float">
            <text:p>47</text:p>
          </table:table-cell>
          <table:table-cell table:style-name="ce2" table:formula="of:=[.$B$2]/[.G24]" office:value-type="float" office:value="0.25531914893617" calcext:value-type="float">
            <text:p>0,25531914893617</text:p>
          </table:table-cell>
          <table:table-cell table:style-name="ce2" table:formula="of:=[.$B$2]*[.$B$2]/[.G24]" office:value-type="float" office:value="3.06382978723404" calcext:value-type="float">
            <text:p>3,06382978723404</text:p>
          </table:table-cell>
          <table:table-cell table:style-name="ce2" table:formula="of:=[.I24]/[.$B$3]*100-100" office:value-type="float" office:value="-38.7234042553192" calcext:value-type="float">
            <text:p>-38,7234042553192</text:p>
          </table:table-cell>
          <table:table-cell table:style-name="ce28" table:formula="of:=[.E24]*[.H24]*[.H24]" office:value-type="float" office:value="3.06382978723404" calcext:value-type="float">
            <text:p>3,06382978723404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1.K4:List1.K4">
            <calcext:condition calcext:apply-style-name="Error" calcext:value="&gt;[$List1.$B$4]" calcext:base-cell-address="List1.K4"/>
          </calcext:conditional-format>
          <calcext:conditional-format calcext:target-range-address="List1.K5:List1.K5">
            <calcext:condition calcext:apply-style-name="Error" calcext:value="&gt;[$List1.$B$4]" calcext:base-cell-address="List1.K5"/>
          </calcext:conditional-format>
          <calcext:conditional-format calcext:target-range-address="List1.K6:List1.K6">
            <calcext:condition calcext:apply-style-name="Error" calcext:value="&gt;[$List1.$B$4]" calcext:base-cell-address="List1.K6"/>
          </calcext:conditional-format>
          <calcext:conditional-format calcext:target-range-address="List1.K7:List1.K7">
            <calcext:condition calcext:apply-style-name="Error" calcext:value="&gt;[$List1.$B$4]" calcext:base-cell-address="List1.K7"/>
          </calcext:conditional-format>
          <calcext:conditional-format calcext:target-range-address="List1.K8:List1.K8">
            <calcext:condition calcext:apply-style-name="Error" calcext:value="&gt;[$List1.$B$4]" calcext:base-cell-address="List1.K8"/>
          </calcext:conditional-format>
          <calcext:conditional-format calcext:target-range-address="List1.K9:List1.K9">
            <calcext:condition calcext:apply-style-name="Error" calcext:value="&gt;[$List1.$B$4]" calcext:base-cell-address="List1.K9"/>
          </calcext:conditional-format>
          <calcext:conditional-format calcext:target-range-address="List1.K10:List1.K10">
            <calcext:condition calcext:apply-style-name="Error" calcext:value="&gt;[$List1.$B$4]" calcext:base-cell-address="List1.K10"/>
          </calcext:conditional-format>
          <calcext:conditional-format calcext:target-range-address="List1.K11:List1.K11">
            <calcext:condition calcext:apply-style-name="Error" calcext:value="&gt;[$List1.$B$4]" calcext:base-cell-address="List1.K11"/>
          </calcext:conditional-format>
          <calcext:conditional-format calcext:target-range-address="List1.K12:List1.K12">
            <calcext:condition calcext:apply-style-name="Error" calcext:value="&gt;[$List1.$B$4]" calcext:base-cell-address="List1.K12"/>
          </calcext:conditional-format>
          <calcext:conditional-format calcext:target-range-address="List1.K13:List1.K13">
            <calcext:condition calcext:apply-style-name="Error" calcext:value="&gt;[$List1.$B$4]" calcext:base-cell-address="List1.K13"/>
          </calcext:conditional-format>
          <calcext:conditional-format calcext:target-range-address="List1.K14:List1.K14">
            <calcext:condition calcext:apply-style-name="Error" calcext:value="&gt;[$List1.$B$4]" calcext:base-cell-address="List1.K14"/>
          </calcext:conditional-format>
          <calcext:conditional-format calcext:target-range-address="List1.K15:List1.K15">
            <calcext:condition calcext:apply-style-name="Error" calcext:value="&gt;[$List1.$B$4]" calcext:base-cell-address="List1.K15"/>
          </calcext:conditional-format>
          <calcext:conditional-format calcext:target-range-address="List1.K16:List1.K16">
            <calcext:condition calcext:apply-style-name="Error" calcext:value="&gt;[$List1.$B$4]" calcext:base-cell-address="List1.K16"/>
          </calcext:conditional-format>
          <calcext:conditional-format calcext:target-range-address="List1.K17:List1.K17">
            <calcext:condition calcext:apply-style-name="Error" calcext:value="&gt;[$List1.$B$4]" calcext:base-cell-address="List1.K17"/>
          </calcext:conditional-format>
          <calcext:conditional-format calcext:target-range-address="List1.K18:List1.K18">
            <calcext:condition calcext:apply-style-name="Error" calcext:value="&gt;[$List1.$B$4]" calcext:base-cell-address="List1.K18"/>
          </calcext:conditional-format>
          <calcext:conditional-format calcext:target-range-address="List1.K19:List1.K19">
            <calcext:condition calcext:apply-style-name="Error" calcext:value="&gt;[$List1.$B$4]" calcext:base-cell-address="List1.K19"/>
          </calcext:conditional-format>
          <calcext:conditional-format calcext:target-range-address="List1.K20:List1.K20">
            <calcext:condition calcext:apply-style-name="Error" calcext:value="&gt;[$List1.$B$4]" calcext:base-cell-address="List1.K18"/>
          </calcext:conditional-format>
          <calcext:conditional-format calcext:target-range-address="List1.K21:List1.K21">
            <calcext:condition calcext:apply-style-name="Error" calcext:value="&gt;[$List1.$B$4]" calcext:base-cell-address="List1.K19"/>
          </calcext:conditional-format>
          <calcext:conditional-format calcext:target-range-address="List1.K22:List1.K22">
            <calcext:condition calcext:apply-style-name="Error" calcext:value="&gt;[$List1.$B$4]" calcext:base-cell-address="List1.K18"/>
          </calcext:conditional-format>
          <calcext:conditional-format calcext:target-range-address="List1.K23:List1.K23">
            <calcext:condition calcext:apply-style-name="Error" calcext:value="&gt;[$List1.$B$4]" calcext:base-cell-address="List1.K19"/>
          </calcext:conditional-format>
          <calcext:conditional-format calcext:target-range-address="List1.K24:List1.K24">
            <calcext:condition calcext:apply-style-name="Error" calcext:value="&gt;[$List1.$B$4]" calcext:base-cell-address="List1.K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.00.0000</text:date>, <text:time style:data-style-name="N2" text:time-value="10:00:58.78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17:54.977000000</meta:creation-date>
    <dc:date>2018-08-09T10:37:36.183000000</dc:date>
    <meta:editing-duration>PT45M42S</meta:editing-duration>
    <meta:editing-cycles>5</meta:editing-cycles>
    <meta:generator>LibreOffice/5.4.2.2$Windows_X86_64 LibreOffice_project/22b09f6418e8c2d508a9eaf86b2399209b0990f4</meta:generator>
    <meta:document-statistic meta:table-count="1" meta:cell-count="172" meta:object-count="0"/>
  </office:meta>
</office:document-meta>
</file>